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0 (public domain).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3" table:default-cell-style-name="Default"/>
        <table:table-column table:style-name="co2" table:default-cell-style-name="Default"/>
        <table:table-column table:style-name="co30" table:number-columns-repeated="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4" table:number-columns-repeated="3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ben_kw</text:p>
          </table:table-cell>
          <table:table-cell table:style-name="ce56" office:value-type="string" calcext:value-type="string">
            <text:p>spa_kw</text:p>
          </table:table-cell>
          <table:table-cell table:style-name="ce56" office:value-type="string" calcext:value-type="string">
            <text:p>por_kw</text:p>
          </table:table-cell>
          <table:table-cell table:style-name="ce56" office:value-type="string" calcext:value-type="string">
            <text:p>fra_kw</text:p>
          </table:table-cell>
          <table:table-cell table:style-name="ce56" office:value-type="string" calcext:value-type="string">
            <text:p>rus_kw</text:p>
          </table:table-cell>
          <table:table-cell table:style-name="ce56" office:value-type="string" calcext:value-type="string">
            <text:p>deu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 office:value-type="string" calcext:value-type="string">
            <text:p>ara_kw</text:p>
          </table:table-cell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25" office:value-type="string" calcext:value-type="string">
            <text:p>epo_kw</text:p>
          </table:table-cell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6" draw:text-style-name="P2" svg:width="7.842cm" svg:height="0.741cm" svg:x="64.421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1.225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80"/>
        </table:table-row>
        <table:table-row table:style-name="ro10">
          <table:table-cell table:number-columns-repeated="80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8:39:14.8956063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18T18:40:28.324121427</dc:date>
    <meta:editing-duration>P30DT8H37M23S</meta:editing-duration>
    <meta:editing-cycles>230</meta:editing-cycles>
    <meta:document-statistic meta:table-count="3" meta:cell-count="153" meta:object-count="0"/>
  </office:meta>
</office:document-meta>
</file>